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9b4ec" officeooo:paragraph-rsid="0009b4ec"/>
    </style:style>
    <style:style style:name="P2" style:family="paragraph" style:parent-style-name="Text_20_body">
      <style:text-properties officeooo:rsid="0009cfbf" officeooo:paragraph-rsid="0009cfbf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tatistics for Big Data Project</text:h>
      <text:p text:style-name="P2">This is a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b4ec" officeooo:paragraph-rsid="0009b4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x and Lauren<text:tab/><text:tab/>Statistics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57:34.486075845</meta:creation-date>
    <dc:date>2015-11-20T14:24:59.257296503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4" meta:character-count="81" meta:non-whitespace-character-count="69"/>
  </office:meta>
</office:document-meta>
</file>